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DB Test Plan</text:title></text:p>
      <text:p text:style-name="OrgTitle"/>
      <text:p text:style-name="OrgSubtitle"><text:initial-creator>David A. Ventimiglia</text:initial-creator></text:p>
      <text:p text:style-name="OrgSubtitle"/>
      <text:p text:style-name="OrgSubtitle"><text:span text:style-name="OrgActiveTimestamp">&lt;2022-06-03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da1dde">1. Databases</text:a></text:p>
          <text:p text:style-name="Contents_20_2"><text:a xlink:type="simple" xlink:href="#orgcd8d001">1.1. Postgres</text:a></text:p>
          <text:p text:style-name="Contents_20_2"><text:a xlink:type="simple" xlink:href="#org795e1f7">1.2. Schema</text:a></text:p>
          <text:p text:style-name="Contents_20_3"><text:a xlink:type="simple" xlink:href="#orga9f25ab">1.2.1. <text:span text:style-name="OrgTodo">DONE</text:span> Table Basics</text:a></text:p>
          <text:p text:style-name="Contents_20_3"><text:a xlink:type="simple" xlink:href="#orgd522ea9">1.2.2. <text:span text:style-name="OrgTodo">DONE</text:span> Table Relationships</text:a></text:p>
          <text:p text:style-name="Contents_20_3"><text:a xlink:type="simple" xlink:href="#org5a54a98">1.2.3. <text:span text:style-name="OrgTodo">TODO</text:span> Remote Relationships <text:span text:style-name="OrgTags">[<text:span text:style-name="OrgTag">DOES_NOT_INVOLVE_DB</text:span>]</text:span></text:a></text:p>
          <text:p text:style-name="Contents_20_3"><text:a xlink:type="simple" xlink:href="#org323796b">1.2.4. <text:span text:style-name="OrgTodo">DONE</text:span> Extend with Views</text:a></text:p>
          <text:p text:style-name="Contents_20_3"><text:a xlink:type="simple" xlink:href="#orgd3f177d">1.2.5. <text:span text:style-name="OrgTodo">DONE</text:span> Extend with SQL Functions</text:a></text:p>
          <text:p text:style-name="Contents_20_3"><text:a xlink:type="simple" xlink:href="#orgbf48ed7">1.2.6. <text:span text:style-name="OrgTodo">DONE</text:span> Default field values</text:a></text:p>
          <text:p text:style-name="Contents_20_3"><text:a xlink:type="simple" xlink:href="#org9391b44">1.2.7. <text:span text:style-name="OrgTodo">DONE</text:span> Enum type fields</text:a></text:p>
          <text:p text:style-name="Contents_20_3"><text:a xlink:type="simple" xlink:href="#org2c9c7aa">1.2.8. <text:span text:style-name="OrgTodo">DONE</text:span> Computed fields</text:a></text:p>
          <text:p text:style-name="Contents_20_3"><text:a xlink:type="simple" xlink:href="#org08b18fc">1.2.9. <text:span text:style-name="OrgTodo">DONE</text:span> Customize auto-generated fields <text:span text:style-name="OrgTags">[<text:span text:style-name="OrgTag">DOES_NOT_INVOLVE_DB</text:span>]</text:span></text:a></text:p>
          <text:p text:style-name="Contents_20_3"><text:a xlink:type="simple" xlink:href="#org653f679">1.2.10. <text:span text:style-name="OrgTodo">DONE</text:span> Data validations</text:a></text:p>
          <text:p text:style-name="Contents_20_3"><text:a xlink:type="simple" xlink:href="#org262e2d2">1.2.11. <text:span text:style-name="OrgTodo">DONE</text:span> Using an existing database</text:a></text:p>
          <text:p text:style-name="Contents_20_3"><text:a xlink:type="simple" xlink:href="#orgbde6c6b">1.2.12. <text:span text:style-name="OrgTodo">DONE</text:span> Relay Schema <text:span text:style-name="OrgTags">[<text:span text:style-name="OrgTag">DOES_NOT_INVOLVE_DB</text:span>]</text:span></text:a></text:p>
          <text:p text:style-name="Contents_20_2"><text:a xlink:type="simple" xlink:href="#org70798d3">1.3. Queries</text:a></text:p>
          <text:p text:style-name="Contents_20_3"><text:a xlink:type="simple" xlink:href="#org681bd84">1.3.1. <text:span text:style-name="OrgTodo">DONE</text:span> Simple object queries</text:a></text:p>
          <text:p text:style-name="Contents_20_3"><text:a xlink:type="simple" xlink:href="#orgd8c8540">1.3.2. <text:span text:style-name="OrgTodo">DONE</text:span> Nested object queries</text:a></text:p>
          <text:p text:style-name="Contents_20_3"><text:a xlink:type="simple" xlink:href="#org71f4a73">1.3.3. <text:span text:style-name="OrgTodo">DONE</text:span> Aggregation queries</text:a></text:p>
          <text:p text:style-name="Contents_20_3"><text:a xlink:type="simple" xlink:href="#orgb1cb458">1.3.4. <text:span text:style-name="OrgTodo">DONE</text:span> Filter query results / search queries</text:a></text:p>
          <text:p text:style-name="Contents_20_3"><text:a xlink:type="simple" xlink:href="#org4c27bb7">1.3.5. <text:span text:style-name="OrgTodo">DONE</text:span> Sort query results</text:a></text:p>
          <text:p text:style-name="Contents_20_3"><text:a xlink:type="simple" xlink:href="#org31e3c15">1.3.6. <text:span text:style-name="OrgTodo">DONE</text:span> Distinct query results</text:a></text:p>
          <text:p text:style-name="Contents_20_3"><text:a xlink:type="simple" xlink:href="#orgc3c48d5">1.3.7. <text:span text:style-name="OrgTodo">TODO</text:span> Using multiple arguments <text:span text:style-name="OrgTags">[<text:span text:style-name="OrgTag">DOES_NOT_INVOLVE_DB</text:span>]</text:span></text:a></text:p>
          <text:p text:style-name="Contents_20_3"><text:a xlink:type="simple" xlink:href="#orgf4e83cb">1.3.8. <text:span text:style-name="OrgTodo">TODO</text:span> Multiple queries in a request <text:span text:style-name="OrgTags">[<text:span text:style-name="OrgTag">DOES_NOT_INVOLVE_DB</text:span>]</text:span></text:a></text:p>
          <text:p text:style-name="Contents_20_3"><text:a xlink:type="simple" xlink:href="#org6ca21cd">1.3.9. <text:span text:style-name="OrgTodo">TODO</text:span> Using variables / aliases / fragments / directives <text:span text:style-name="OrgTags">[<text:span text:style-name="OrgTag">DOES_NOT_INVOLVE_DB</text:span>]</text:span></text:a></text:p>
          <text:p text:style-name="Contents_20_3"><text:a xlink:type="simple" xlink:href="#orgaef1a83">1.3.10. <text:span text:style-name="OrgTodo">TODO</text:span> Query performance</text:a></text:p>
          <text:p text:style-name="Contents_20_2"><text:a xlink:type="simple" xlink:href="#org3f347de">1.4. Mutations</text:a></text:p>
          <text:p text:style-name="Contents_20_3"><text:a xlink:type="simple" xlink:href="#org6d01693">1.4.1. <text:span text:style-name="OrgTodo">DONE</text:span> Insert</text:a></text:p>
          <text:p text:style-name="Contents_20_3"><text:a xlink:type="simple" xlink:href="#org54bfc22">1.4.2. <text:span text:style-name="OrgTodo">TODO</text:span> Upsert</text:a></text:p>
          <text:p text:style-name="Contents_20_3"><text:a xlink:type="simple" xlink:href="#org5ff5279">1.4.3. <text:span text:style-name="OrgTodo">DONE</text:span> Update</text:a></text:p>
          <text:p text:style-name="Contents_20_3"><text:a xlink:type="simple" xlink:href="#orgd3153eb">1.4.4. <text:span text:style-name="OrgTodo">TODO</text:span> Delete</text:a></text:p>
          <text:p text:style-name="Contents_20_3"><text:a xlink:type="simple" xlink:href="#org06c7378">1.4.5. <text:span text:style-name="OrgTodo">TODO</text:span> Multiple mutations in a request</text:a></text:p>
          <text:p text:style-name="Contents_20_2"><text:a xlink:type="simple" xlink:href="#org3425650">1.5. Subscriptions</text:a></text:p>
          <text:p text:style-name="Contents_20_3"><text:a xlink:type="simple" xlink:href="#org7837cd4">1.5.1. <text:span text:style-name="OrgTodo">TODO</text:span> Live queries</text:a></text:p>
          <text:p text:style-name="Contents_20_2"><text:a xlink:type="simple" xlink:href="#org33a85ac">1.6. Supported Postgres types</text:a></text:p>
          <text:p text:style-name="Contents_20_3"><text:a xlink:type="simple" xlink:href="#org1d5ad60">1.6.1. <text:span text:style-name="OrgTodo">DONE</text:span> Perform inserts on the <text:span text:style-name="OrgCode">misc</text:span> table.</text:a></text:p>
          <text:p text:style-name="Contents_20_1"><text:a xlink:type="simple" xlink:href="#org6a0752b">2. Remote Schema</text:a></text:p>
          <text:p text:style-name="Contents_20_2"><text:a xlink:type="simple" xlink:href="#org611adac">2.1. Remote relationships</text:a></text:p>
          <text:p text:style-name="Contents_20_3"><text:a xlink:type="simple" xlink:href="#org7c3e471">2.1.1. <text:span text:style-name="OrgTodo">TODO</text:span> To remote database</text:a></text:p>
          <text:p text:style-name="Contents_20_3"><text:a xlink:type="simple" xlink:href="#orgb7dddf8">2.1.2. <text:span text:style-name="OrgTodo">TODO</text:span> To Remote Schema <text:span text:style-name="OrgTags">[<text:span text:style-name="OrgTag">DOES_NOT_INVOLVE_DB</text:span>]</text:span></text:a></text:p>
          <text:p text:style-name="Contents_20_2"><text:a xlink:type="simple" xlink:href="#org2b7fbf8">2.2. Authorization in remote schema</text:a></text:p>
          <text:p text:style-name="Contents_20_3"><text:a xlink:type="simple" xlink:href="#org18f9282">2.2.1. <text:span text:style-name="OrgTodo">TODO</text:span> Forwarding auth context to/from remote schema <text:span text:style-name="OrgTags">[<text:span text:style-name="OrgTag">DOES_NOT_INVOLVE_DB</text:span>]</text:span></text:a></text:p>
          <text:p text:style-name="Contents_20_3"><text:a xlink:type="simple" xlink:href="#org9b5188e">2.2.2. <text:span text:style-name="OrgTodo">TODO</text:span> Remote schema permissions <text:span text:style-name="OrgTags">[<text:span text:style-name="OrgTag">DOES_NOT_INVOLVE_DB</text:span>]</text:span></text:a></text:p>
          <text:p text:style-name="Contents_20_3"><text:a xlink:type="simple" xlink:href="#org7f162a4">2.2.3. <text:span text:style-name="OrgTodo">TODO</text:span> Bypassing Hasura's auth for remote schema <text:span text:style-name="OrgTags">[<text:span text:style-name="OrgTag">DOES_NOT_INVOLVE_DB</text:span>]</text:span></text:a></text:p>
          <text:p text:style-name="Contents_20_1"><text:a xlink:type="simple" xlink:href="#org2c6ce42">3. Event Triggers</text:a></text:p>
          <text:p text:style-name="Contents_20_2"><text:a xlink:type="simple" xlink:href="#org1812cf0">3.1. Creating an Event Trigger</text:a></text:p>
          <text:p text:style-name="Contents_20_3"><text:a xlink:type="simple" xlink:href="#org9fcec55">3.1.1. <text:span text:style-name="OrgTodo">DONE</text:span> Create an insert trigger</text:a></text:p>
          <text:p text:style-name="Contents_20_3"><text:a xlink:type="simple" xlink:href="#orgf9b624a">3.1.2. <text:span text:style-name="OrgTodo">DONE</text:span> Create an update trigger</text:a></text:p>
          <text:p text:style-name="Contents_20_1"><text:a xlink:type="simple" xlink:href="#orgba9c726">4. Scheduled Triggers</text:a></text:p>
          <text:p text:style-name="Contents_20_2"><text:a xlink:type="simple" xlink:href="#org13457fc">4.1. Creating a chron trigger</text:a></text:p>
          <text:p text:style-name="Contents_20_3"><text:a xlink:type="simple" xlink:href="#org9735591">4.1.1. <text:span text:style-name="OrgTodo">TODO</text:span> Create a chron trigger</text:a></text:p>
          <text:p text:style-name="Contents_20_2"><text:a xlink:type="simple" xlink:href="#orgba6b2c8">4.2. Creating a one-off scheduled event</text:a></text:p>
          <text:p text:style-name="Contents_20_3"><text:a xlink:type="simple" xlink:href="#orgf85a87e">4.2.1. <text:span text:style-name="OrgTodo">TODO</text:span> Create a one-off scheduled event</text:a></text:p>
          <text:p text:style-name="Contents_20_2"><text:a xlink:type="simple" xlink:href="#org3fdc91d">4.3. Cleaning up scheduled triggers data</text:a></text:p>
          <text:p text:style-name="Contents_20_3"><text:a xlink:type="simple" xlink:href="#org68a39c6">4.3.1. <text:span text:style-name="OrgTodo">TODO</text:span> Clear Everything</text:a></text:p>
          <text:p text:style-name="Contents_20_1"><text:a xlink:type="simple" xlink:href="#org03d28af">5. Test Matrix</text:a></text:p>
          <text:p text:style-name="Contents_20_2"><text:a xlink:type="simple" xlink:href="#org5db0b81">5.1. NOTES</text:a></text:p>
          <text:p text:style-name="Contents_20_2"><text:a xlink:type="simple" xlink:href="#org9d2d2e6">5.2. Additional Notes</text:a></text:p>
        </text:index-body>
      </text:table-of-content>
      <text:h text:style-name="Heading_20_1" text:outline-level="1" text:is-list-header="false">
<text:bookmark-start text:name="OrgXref.org0da1dde"/>
<text:bookmark text:name="org0da1dde"/>Databases
<text:bookmark-end text:name="OrgXref.org0da1dde"/></text:h>
      <text:h text:style-name="Heading_20_2" text:outline-level="2" text:is-list-header="false">
<text:bookmark-start text:name="OrgXref.orgcd8d001"/>
<text:bookmark text:name="orgcd8d001"/>Postgres
<text:bookmark-end text:name="OrgXref.orgcd8d001"/></text:h>
      <text:h text:style-name="Heading_20_2" text:outline-level="2" text:is-list-header="false">
<text:bookmark-start text:name="OrgXref.org795e1f7"/>
<text:bookmark text:name="org795e1f7"/>Schema
<text:bookmark-end text:name="OrgXref.org795e1f7"/></text:h>
      <text:h text:style-name="Heading_20_3" text:outline-level="3" text:is-list-header="false">
<text:bookmark-start text:name="OrgXref.orga9f25ab"/>
<text:bookmark text:name="orga9f25ab"/><text:span text:style-name="OrgDone">DONE</text:span> Table Basics
<text:bookmark-end text:name="OrgXref.orga9f25ab"/></text:h>
      <text:list text:style-name="OrgBulletedList" text:continue-numbering="false">
        <text:list-item>
          <text:p text:style-name="Text_20_body"><text:span text:style-name="OrgCode">[✓] </text:span>Add database
</text:p>
        </text:list-item>
        <text:list-item>
          <text:p text:style-name="Text_20_body"><text:span text:style-name="OrgCode">[✓] </text:span>Add account and product tables
</text:p>
        </text:list-item>
        <text:list-item>
          <text:p text:style-name="Text_20_body"><text:span text:style-name="OrgCode">[✓] </text:span>Add account and product data
</text:p>
        </text:list-item>
        <text:list-item>
          <text:p text:style-name="Text_20_body"><text:span text:style-name="OrgCode">[✓] </text:span>Perform CRUD operations
</text:p>
          <text:list text:style-name="OrgBulletedList" text:continue-numbering="true">
            <text:list-item>
              <text:p text:style-name="Text_20_body">Read
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account(<text:span text:style-name="OrgSrcFontLockVariableNameFace">order_by</text:span>:<text:s/>{<text:span text:style-name="OrgSrcFontLockVariableNameFace">nam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created_at</text:p>
              <text:p text:style-name="OrgSrcBlock"><text:s/><text:s/><text:s/><text:s/>updated_at</text:p>
              <text:p text:style-name="OrgSrcBlock"><text:s/><text:s/>}</text:p>
              <text:p text:style-name="OrgSrcBlockLastLine">}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product(<text:span text:style-name="OrgSrcFontLockVariableNameFace">order_by</text:span>:<text:s/>{<text:span text:style-name="OrgSrcFontLockVariableNameFace">pric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price</text:p>
              <text:p text:style-name="OrgSrcBlock"><text:s/><text:s/><text:s/><text:s/>updated_at</text:p>
              <text:p text:style-name="OrgSrcBlock"><text:s/><text:s/><text:s/><text:s/>created_at</text:p>
              <text:p text:style-name="OrgSrcBlock"><text:s/><text:s/>}</text:p>
              <text:p text:style-name="OrgSrcBlockLastLine">}</text:p>
            </text:list-item>
            <text:list-item>
              <text:p text:style-name="Text_20_body">Insert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account(<text:span text:style-name="OrgSrcFontLockVariableNameFace">objects</text:span>:<text:s/>{<text:span text:style-name="OrgSrcFontLockVariableNameFace">name</text:span>:<text:s/><text:span text:style-name="OrgSrcFontLockStringFace">"John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product(<text:span text:style-name="OrgSrcFontLockVariableNameFace">objects</text:span>:<text:s/>{<text:span text:style-name="OrgSrcFontLockVariableNameFace">name</text:span>:<text:s/><text:span text:style-name="OrgSrcFontLockStringFace">"Doughnut"</text:span>,<text:s/>price:<text:s/><text:span text:style-name="OrgSrcFontLockTypeFace">100</text:span>})<text:s/>{</text:p>
              <text:p text:style-name="OrgSrcBlock"><text:s/><text:s/><text:s/><text:s/>returning<text:s/>{</text:p>
              <text:p text:style-name="OrgSrcBlock"><text:s/><text:s/><text:s/><text:s/><text:s/><text:s/>id</text:p>
              <text:p text:style-name="OrgSrcBlock"><text:s/><text:s/><text:s/><text:s/><text:s/><text:s/>name</text:p>
              <text:p text:style-name="OrgSrcBlock"><text:s/><text:s/><text:s/><text:s/><text:s/><text:s/>price</text:p>
              <text:p text:style-name="OrgSrcBlock"><text:s/><text:s/><text:s/><text:s/><text:s/><text:s/>updated_at</text:p>
              <text:p text:style-name="OrgSrcBlock"><text:s/><text:s/><text:s/><text:s/><text:s/><text:s/>created_at</text:p>
              <text:p text:style-name="OrgSrcBlock"><text:s/><text:s/><text:s/><text:s/>}</text:p>
              <text:p text:style-name="OrgSrcBlock"><text:s/><text:s/>}</text:p>
              <text:p text:style-name="OrgSrcBlockLastLine">}</text:p>
            </text:list-item>
            <text:list-item>
              <text:p text:style-name="Text_20_body">Upda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update_account(<text:span text:style-name="OrgSrcFontLockVariableNameFace">where</text:span>:<text:s/>{<text:span text:style-name="OrgSrcFontLockVariableNameFace">name</text:span>:<text:s/>{_eq:<text:s/><text:span text:style-name="OrgSrcFontLockStringFace">"John<text:s/>Doe"</text:span>}},<text:s/>_set:<text:s/>{name:<text:s/><text:span text:style-name="OrgSrcFontLockStringFace">"Jane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  <text:list-item>
              <text:p text:style-name="Text_20_body">Dele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<text:s/><text:s/>delete_product(<text:span text:style-name="OrgSrcFontLockVariableNameFace">where</text:span>:<text:s/>{<text:span text:style-name="OrgSrcFontLockVariableNameFace">name</text:span>:<text:s/>{_eq:<text:s/><text:span text:style-name="OrgSrcFontLockStringFace">"Doughnut"</text:span>}})<text:s/>{</text:p>
              <text:p text:style-name="OrgSrcBlock"><text:s/><text:s/><text:s/><text:s/><text:s/><text:s/>affected_rows</text:p>
              <text:p text:style-name="OrgSrcBlock"><text:s/><text:s/><text:s/><text:s/>}</text:p>
              <text:p text:style-name="OrgSrcBlockLastLine"><text:s/><text:s/>}</text:p>
            </text:list-item>
          </text:list>
        </text:list-item>
      </text:list>
      <text:h text:style-name="Heading_20_3" text:outline-level="3" text:is-list-header="false">
<text:bookmark-start text:name="OrgXref.orgd522ea9"/>
<text:bookmark text:name="orgd522ea9"/><text:span text:style-name="OrgDone">DONE</text:span> Table Relationships
<text:bookmark-end text:name="OrgXref.orgd522ea9"/></text:h>
      <text:list text:style-name="OrgBulletedList" text:continue-numbering="false">
        <text:list-item>
          <text:p text:style-name="Text_20_body"><text:span text:style-name="OrgCode">[✓] </text:span>Add the order and order detail tables
</text:p>
        </text:list-item>
        <text:list-item>
          <text:p text:style-name="Text_20_body"><text:span text:style-name="OrgCode">[✓] </text:span>Add relationships for account, order, order detail, and product
</text:p>
        </text:list-item>
        <text:list-item>
          <text:p text:style-name="Text_20_body"><text:span text:style-name="OrgCode">[✓] </text:span>Generate order and order detail data
</text:p>
        </text:list-item>
        <text:list-item>
          <text:p text:style-name="Text_20_body"><text:span text:style-name="OrgCode">[✓] </text:span>Perform queries across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(<text:span text:style-name="OrgSrcFontLockVariableNameFace">limit</text:span>:<text:s/><text:span text:style-name="OrgSrcFontLockTypeFace">2</text:span>)<text:s/>{</text:p>
          <text:p text:style-name="OrgSrcBlock"><text:s/><text:s/><text:s/><text:s/>id</text:p>
          <text:p text:style-name="OrgSrcBlock"><text:s/><text:s/><text:s/><text:s/>name</text:p>
          <text:p text:style-name="OrgSrcBlock"><text:s/><text:s/><text:s/><text:s/>created_at</text:p>
          <text:p text:style-name="OrgSrcBlock"><text:s/><text:s/><text:s/><text:s/>updated_at</text:p>
          <text:p text:style-name="OrgSrcBlock"><text:s/><text:s/><text:s/><text:s/>orders<text:s/>{</text:p>
          <text:p text:style-name="OrgSrcBlock"><text:s/><text:s/><text:s/><text:s/><text:s/><text:s/>id</text:p>
          <text:p text:style-name="OrgSrcBlock"><text:s/><text:s/><text:s/><text:s/><text:s/><text:s/>created_at</text:p>
          <text:p text:style-name="OrgSrcBlock"><text:s/><text:s/><text:s/><text:s/><text:s/><text:s/>updated_at</text:p>
          <text:p text:style-name="OrgSrcBlock"><text:s/><text:s/><text:s/><text:s/><text:s/><text:s/>order_details<text:s/>{</text:p>
          <text:p text:style-name="OrgSrcBlock"><text:tab/>id</text:p>
          <text:p text:style-name="OrgSrcBlock"><text:tab/>created_at</text:p>
          <text:p text:style-name="OrgSrcBlock"><text:tab/>updated_at</text:p>
          <text:p text:style-name="OrgSrcBlock"><text:tab/>units</text:p>
          <text:p text:style-name="OrgSrcBlock"><text:tab/>product<text:s/>{</text:p>
          <text:p text:style-name="OrgSrcBlock"><text:tab/><text:s/><text:s/>id</text:p>
          <text:p text:style-name="OrgSrcBlock"><text:tab/><text:s/><text:s/>name</text:p>
          <text:p text:style-name="OrgSrcBlock"><text:tab/><text:s/><text:s/>created_at</text:p>
          <text:p text:style-name="OrgSrcBlock"><text:tab/><text:s/><text:s/>updated_at</text:p>
          <text:p text:style-name="OrgSrcBlock"><text:tab/><text:s/><text:s/>price</text:p>
          <text:p text:style-name="OrgSrcBlock"><text:tab/>}</text:p>
          <text:p text:style-name="OrgSrcBlock"><text:s/><text:s/><text:s/><text:s/><text:s/><text:s/>}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5a54a98"/>
<text:bookmark text:name="org5a54a98"/><text:span text:style-name="OrgTodo">TODO</text:span> Remote Relationships<text:tab/><text:span text:style-name="OrgTags">[<text:span text:style-name="OrgTag">DOES_NOT_INVOLVE_DB</text:span>]</text:span>
<text:bookmark-end text:name="OrgXref.org5a54a98"/></text:h>
      <text:h text:style-name="Heading_20_3" text:outline-level="3" text:is-list-header="false">
<text:bookmark-start text:name="OrgXref.org323796b"/>
<text:bookmark text:name="org323796b"/><text:span text:style-name="OrgDone">DONE</text:span> Extend with Views
<text:bookmark-end text:name="OrgXref.org323796b"/></text:h>
      <text:list text:style-name="OrgBulletedList" text:continue-numbering="false">
        <text:list-item>
          <text:p text:style-name="Text_20_body"><text:span text:style-name="OrgCode">[✓] </text:span>Add account<text:span text:style-name="OrgSubscript">summary</text:span> view and relationships
</text:p>
        </text:list-item>
        <text:list-item>
          <text:p text:style-name="Text_20_body"><text:span text:style-name="OrgCode">[✓] </text:span>Query across table and view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_summary(<text:span text:style-name="OrgSrcFontLockVariableNameFace">limit</text:span>:<text:s/><text:span text:style-name="OrgSrcFontLockTypeFace">10</text:span>)<text:s/>{</text:p>
          <text:p text:style-name="OrgSrcBlock"><text:s/><text:s/><text:s/><text:s/>id</text:p>
          <text:p text:style-name="OrgSrcBlock"><text:s/><text:s/><text:s/><text:s/>sum</text:p>
          <text:p text:style-name="OrgSrcBlock"><text:s/><text:s/><text:s/><text:s/>account<text:s/>{</text:p>
          <text:p text:style-name="OrgSrcBlock"><text:s/><text:s/><text:s/><text:s/><text:s/><text:s/>name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d3f177d"/>
<text:bookmark text:name="orgd3f177d"/><text:span text:style-name="OrgDone">DONE</text:span> Extend with SQL Functions
<text:bookmark-end text:name="OrgXref.orgd3f177d"/></text:h>
      <text:list text:style-name="OrgBulletedList" text:continue-numbering="false">
        <text:list-item>
          <text:p text:style-name="Text_20_body"><text:span text:style-name="OrgCode">[✓] </text:span>Add search functions
</text:p>
        </text:list-item>
        <text:list-item>
          <text:p text:style-name="Text_20_body"><text:span text:style-name="OrgCode">[✓] </text:span>Query search function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fuzzy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bf48ed7"/>
<text:bookmark text:name="orgbf48ed7"/><text:span text:style-name="OrgDone">DONE</text:span> Default field values
<text:bookmark-end text:name="OrgXref.orgbf48ed7"/></text:h>
      <text:h text:style-name="Heading_20_3" text:outline-level="3" text:is-list-header="false">
<text:bookmark-start text:name="OrgXref.org9391b44"/>
<text:bookmark text:name="org9391b44"/><text:span text:style-name="OrgDone">DONE</text:span> Enum type fields
<text:bookmark-end text:name="OrgXref.org9391b44"/></text:h>
      <text:list text:style-name="OrgBulletedList" text:continue-numbering="false">
        <text:list-item>
          <text:p text:style-name="Text_20_body"><text:span text:style-name="OrgCode">[✓] </text:span>Create a native Postgres enum type for order status.
</text:p>
        </text:list-item>
        <text:list-item>
          <text:p text:style-name="Text_20_body"><text:span text:style-name="OrgCode">[✓] </text:span>Create a enum table for region and track it as order sales<text:span text:style-name="OrgSubscript">region</text:span>.
</text:p>
        </text:list-item>
      </text:list>
      <text:h text:style-name="Heading_20_3" text:outline-level="3" text:is-list-header="false">
<text:bookmark-start text:name="OrgXref.org2c9c7aa"/>
<text:bookmark text:name="org2c9c7aa"/><text:span text:style-name="OrgDone">DONE</text:span> Computed fields
<text:bookmark-end text:name="OrgXref.org2c9c7aa"/></text:h>
      <text:list text:style-name="OrgBulletedList" text:continue-numbering="false">
        <text:list-item>
          <text:p text:style-name="Text_20_body"><text:span text:style-name="OrgCode">[✓] </text:span>Add product<text:span text:style-name="OrgSubscript">sku</text:span> function and track it as a computed field
</text:p>
        </text:list-item>
        <text:list-item>
          <text:p text:style-name="Text_20_body"><text:span text:style-name="OrgCode">[✓] </text:span>Query product table with computed field
</text:p>
        </text:list-item>
      </text:list>
      <text:p text:style-name="OrgSrcBlock">query<text:s/>{</text:p>
      <text:p text:style-name="OrgSrcBlock"><text:s/><text:s/>product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price</text:p>
      <text:p text:style-name="OrgSrcBlock"><text:s/><text:s/><text:s/><text:s/>sku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08b18fc"/>
<text:bookmark text:name="org08b18fc"/><text:span text:style-name="OrgDone">DONE</text:span> Customize auto-generated fields<text:tab/><text:span text:style-name="OrgTags">[<text:span text:style-name="OrgTag">DOES_NOT_INVOLVE_DB</text:span>]</text:span>
<text:bookmark-end text:name="OrgXref.org08b18fc"/></text:h>
      <text:list text:style-name="OrgBulletedList" text:continue-numbering="false">
        <text:list-item>
          <text:p text:style-name="Text_20_body"><text:span text:style-name="OrgCode">[✓] </text:span>Change order.status to order.state for the GraphQL field name
</text:p>
        </text:list-item>
      </text:list>
      <text:h text:style-name="Heading_20_3" text:outline-level="3" text:is-list-header="false">
<text:bookmark-start text:name="OrgXref.org653f679"/>
<text:bookmark text:name="org653f679"/><text:span text:style-name="OrgDone">DONE</text:span> Data validations
<text:bookmark-end text:name="OrgXref.org653f679"/></text:h>
      <text:list text:style-name="OrgBulletedList" text:continue-numbering="false">
        <text:list-item>
          <text:p text:style-name="Text_20_body"><text:span text:style-name="OrgCode">[✓] </text:span>Add non<text:span text:style-name="OrgSubscript">negative</text:span><text:span text:style-name="OrgSubscript">price</text:span> check constraint
</text:p>
        </text:list-item>
        <text:list-item>
          <text:p text:style-name="Text_20_body"><text:span text:style-name="OrgCode">[✓] </text:span>Attempt mutations with and without negative prices
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Chilli<text:s/>Paste,<text:s/>Sambal<text:s/>Oelek"</text:span>}},<text:s/>_set:<text:s/>{price:<text:s/><text:span text:style-name="OrgSrcFontLockTypeFace">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Pastry<text:s/>-<text:s/>Raisin<text:s/>Muffin<text:s/>-<text:s/>Mini"</text:span>}},<text:s/>_set:<text:s/>{price:<text:s/><text:span text:style-name="OrgSrcFontLockTypeFace">-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262e2d2"/>
<text:bookmark text:name="org262e2d2"/><text:span text:style-name="OrgDone">DONE</text:span> Using an existing database
<text:bookmark-end text:name="OrgXref.org262e2d2"/></text:h>
      <text:h text:style-name="Heading_20_3" text:outline-level="3" text:is-list-header="false">
<text:bookmark-start text:name="OrgXref.orgbde6c6b"/>
<text:bookmark text:name="orgbde6c6b"/><text:span text:style-name="OrgDone">DONE</text:span> Relay Schema<text:tab/><text:span text:style-name="OrgTags">[<text:span text:style-name="OrgTag">DOES_NOT_INVOLVE_DB</text:span>]</text:span>
<text:bookmark-end text:name="OrgXref.orgbde6c6b"/></text:h>
      <text:list text:style-name="OrgBulletedList" text:continue-numbering="false">
        <text:list-item>
          <text:p text:style-name="Text_20_body"><text:span text:style-name="OrgCode">[✓] </text:span>Turn on the Relay API in the Console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connection(<text:span text:style-name="OrgSrcFontLockVariableNameFace">first</text:span>:<text:s/><text:span text:style-name="OrgSrcFontLockTypeFace">10</text:span>)<text:s/>{</text:p>
      <text:p text:style-name="OrgSrcBlock"><text:s/><text:s/><text:s/><text:s/>edges<text:s/>{</text:p>
      <text:p text:style-name="OrgSrcBlock"><text:s/><text:s/><text:s/><text:s/><text:s/><text:s/>node<text:s/>{</text:p>
      <text:p text:style-name="OrgSrcBlock"><text:tab/>name</text:p>
      <text:p text:style-name="OrgSrcBlock"><text:tab/>orders<text:s/>{</text:p>
      <text:p text:style-name="OrgSrcBlock"><text:tab/><text:s/><text:s/>id</text:p>
      <text:p text:style-name="OrgSrcBlock"><text:tab/><text:s/><text:s/>region</text:p>
      <text:p text:style-name="OrgSrcBlock"><text:tab/><text:s/><text:s/>order_details<text:s/>{</text:p>
      <text:p text:style-name="OrgSrcBlock"><text:tab/><text:s/><text:s/><text:s/><text:s/>units</text:p>
      <text:p text:style-name="OrgSrcBlock"><text:tab/><text:s/><text:s/><text:s/><text:s/>product<text:s/>{</text:p>
      <text:p text:style-name="OrgSrcBlock"><text:tab/><text:s/><text:s/><text:s/><text:s/><text:s/><text:s/>name</text:p>
      <text:p text:style-name="OrgSrcBlock"><text:tab/><text:s/><text:s/><text:s/><text:s/><text:s/><text:s/>price</text:p>
      <text:p text:style-name="OrgSrcBlock"><text:tab/><text:s/><text:s/><text:s/><text:s/><text:s/><text:s/>sku</text:p>
      <text:p text:style-name="OrgSrcBlock"><text:tab/><text:s/><text:s/><text:s/><text:s/>}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<text:s/><text:s/>cursor</text:p>
      <text:p text:style-name="OrgSrcBlock"><text:s/><text:s/><text:s/><text:s/>}</text:p>
      <text:p text:style-name="OrgSrcBlock"><text:s/><text:s/>}</text:p>
      <text:p text:style-name="OrgSrcBlockLastLine">}</text:p>
      <text:h text:style-name="Heading_20_2" text:outline-level="2" text:is-list-header="false">
<text:bookmark-start text:name="OrgXref.org70798d3"/>
<text:bookmark text:name="org70798d3"/>Queries
<text:bookmark-end text:name="OrgXref.org70798d3"/></text:h>
      <text:h text:style-name="Heading_20_3" text:outline-level="3" text:is-list-header="false">
<text:bookmark-start text:name="OrgXref.org681bd84"/>
<text:bookmark text:name="org681bd84"/><text:span text:style-name="OrgDone">DONE</text:span> Simple object queries
<text:bookmark-end text:name="OrgXref.org681bd84"/></text:h>
      <text:h text:style-name="Heading_20_3" text:outline-level="3" text:is-list-header="false">
<text:bookmark-start text:name="OrgXref.orgd8c8540"/>
<text:bookmark text:name="orgd8c8540"/><text:span text:style-name="OrgDone">DONE</text:span> Nested object queries
<text:bookmark-end text:name="OrgXref.orgd8c8540"/></text:h>
      <text:h text:style-name="Heading_20_3" text:outline-level="3" text:is-list-header="false">
<text:bookmark-start text:name="OrgXref.org71f4a73"/>
<text:bookmark text:name="org71f4a73"/><text:span text:style-name="OrgDone">DONE</text:span> Aggregation queries
<text:bookmark-end text:name="OrgXref.org71f4a73"/></text:h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aggregate<text:s/>{</text:p>
      <text:p text:style-name="OrgSrcBlock"><text:s/><text:s/><text:s/><text:s/>aggregate<text:s/>{</text:p>
      <text:p text:style-name="OrgSrcBlock"><text:s/><text:s/><text:s/><text:s/><text:s/><text:s/>count</text:p>
      <text:p text:style-name="OrgSrcBlock"><text:s/><text:s/><text:s/><text:s/>}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10</text:span>)<text:s/>{</text:p>
      <text:p text:style-name="OrgSrcBlock"><text:s/><text:s/><text:s/><text:s/>orders<text:s/>{</text:p>
      <text:p text:style-name="OrgSrcBlock"><text:s/><text:s/><text:s/><text:s/><text:s/><text:s/>order_details_aggregate<text:s/>{</text:p>
      <text:p text:style-name="OrgSrcBlock"><text:tab/>aggregate<text:s/>{</text:p>
      <text:p text:style-name="OrgSrcBlock"><text:tab/><text:s/><text:s/>sum<text:s/>{</text:p>
      <text:p text:style-name="OrgSrcBlock"><text:tab/><text:s/><text:s/><text:s/><text:s/>units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b1cb458"/>
<text:bookmark text:name="orgb1cb458"/><text:span text:style-name="OrgDone">DONE</text:span> Filter query results / search queries
<text:bookmark-end text:name="OrgXref.orgb1cb458"/></text:h>
      <text:h text:style-name="Heading_20_3" text:outline-level="3" text:is-list-header="false">
<text:bookmark-start text:name="OrgXref.org4c27bb7"/>
<text:bookmark text:name="org4c27bb7"/><text:span text:style-name="OrgDone">DONE</text:span> Sort query results
<text:bookmark-end text:name="OrgXref.org4c27bb7"/></text:h>
      <text:h text:style-name="Heading_20_3" text:outline-level="3" text:is-list-header="false">
<text:bookmark-start text:name="OrgXref.org31e3c15"/>
<text:bookmark text:name="org31e3c15"/><text:span text:style-name="OrgDone">DONE</text:span> Distinct query results
<text:bookmark-end text:name="OrgXref.org31e3c15"/></text:h>
      <text:h text:style-name="Heading_20_3" text:outline-level="3" text:is-list-header="false">
<text:bookmark-start text:name="OrgXref.orgc3c48d5"/>
<text:bookmark text:name="orgc3c48d5"/><text:span text:style-name="OrgTodo">TODO</text:span> Using multiple arguments<text:tab/><text:span text:style-name="OrgTags">[<text:span text:style-name="OrgTag">DOES_NOT_INVOLVE_DB</text:span>]</text:span>
<text:bookmark-end text:name="OrgXref.orgc3c48d5"/></text:h>
      <text:h text:style-name="Heading_20_3" text:outline-level="3" text:is-list-header="false">
<text:bookmark-start text:name="OrgXref.orgf4e83cb"/>
<text:bookmark text:name="orgf4e83cb"/><text:span text:style-name="OrgTodo">TODO</text:span> Multiple queries in a request<text:tab/><text:span text:style-name="OrgTags">[<text:span text:style-name="OrgTag">DOES_NOT_INVOLVE_DB</text:span>]</text:span>
<text:bookmark-end text:name="OrgXref.orgf4e83cb"/></text:h>
      <text:h text:style-name="Heading_20_3" text:outline-level="3" text:is-list-header="false">
<text:bookmark-start text:name="OrgXref.org6ca21cd"/>
<text:bookmark text:name="org6ca21cd"/><text:span text:style-name="OrgTodo">TODO</text:span> Using variables / aliases / fragments / directives<text:tab/><text:span text:style-name="OrgTags">[<text:span text:style-name="OrgTag">DOES_NOT_INVOLVE_DB</text:span>]</text:span>
<text:bookmark-end text:name="OrgXref.org6ca21cd"/></text:h>
      <text:h text:style-name="Heading_20_3" text:outline-level="3" text:is-list-header="false">
<text:bookmark-start text:name="OrgXref.orgaef1a83"/>
<text:bookmark text:name="orgaef1a83"/><text:span text:style-name="OrgTodo">TODO</text:span> Query performance
<text:bookmark-end text:name="OrgXref.orgaef1a83"/></text:h>
      <text:h text:style-name="Heading_20_2" text:outline-level="2" text:is-list-header="false">
<text:bookmark-start text:name="OrgXref.org3f347de"/>
<text:bookmark text:name="org3f347de"/>Mutations
<text:bookmark-end text:name="OrgXref.org3f347de"/></text:h>
      <text:h text:style-name="Heading_20_3" text:outline-level="3" text:is-list-header="false">
<text:bookmark-start text:name="OrgXref.org6d01693"/>
<text:bookmark text:name="org6d01693"/><text:span text:style-name="OrgDone">DONE</text:span> Insert
<text:bookmark-end text:name="OrgXref.org6d01693"/></text:h>
      <text:h text:style-name="Heading_20_3" text:outline-level="3" text:is-list-header="false">
<text:bookmark-start text:name="OrgXref.org54bfc22"/>
<text:bookmark text:name="org54bfc22"/><text:span text:style-name="OrgTodo">TODO</text:span> Upsert
<text:bookmark-end text:name="OrgXref.org54bfc22"/></text:h>
      <text:h text:style-name="Heading_20_3" text:outline-level="3" text:is-list-header="false">
<text:bookmark-start text:name="OrgXref.org5ff5279"/>
<text:bookmark text:name="org5ff5279"/><text:span text:style-name="OrgDone">DONE</text:span> Update
<text:bookmark-end text:name="OrgXref.org5ff5279"/></text:h>
      <text:h text:style-name="Heading_20_3" text:outline-level="3" text:is-list-header="false">
<text:bookmark-start text:name="OrgXref.orgd3153eb"/>
<text:bookmark text:name="orgd3153eb"/><text:span text:style-name="OrgTodo">TODO</text:span> Delete
<text:bookmark-end text:name="OrgXref.orgd3153eb"/></text:h>
      <text:h text:style-name="Heading_20_3" text:outline-level="3" text:is-list-header="false">
<text:bookmark-start text:name="OrgXref.org06c7378"/>
<text:bookmark text:name="org06c7378"/><text:span text:style-name="OrgTodo">TODO</text:span> Multiple mutations in a request
<text:bookmark-end text:name="OrgXref.org06c7378"/></text:h>
      <text:h text:style-name="Heading_20_2" text:outline-level="2" text:is-list-header="false">
<text:bookmark-start text:name="OrgXref.org3425650"/>
<text:bookmark text:name="org3425650"/>Subscriptions
<text:bookmark-end text:name="OrgXref.org3425650"/></text:h>
      <text:h text:style-name="Heading_20_3" text:outline-level="3" text:is-list-header="false">
<text:bookmark-start text:name="OrgXref.org7837cd4"/>
<text:bookmark text:name="org7837cd4"/><text:span text:style-name="OrgTodo">TODO</text:span> Live queries
<text:bookmark-end text:name="OrgXref.org7837cd4"/></text:h>
      <text:h text:style-name="Heading_20_2" text:outline-level="2" text:is-list-header="false">
<text:bookmark-start text:name="OrgXref.org33a85ac"/>
<text:bookmark text:name="org33a85ac"/>Supported Postgres types
<text:bookmark-end text:name="OrgXref.org33a85ac"/></text:h>
      <text:h text:style-name="Heading_20_3" text:outline-level="3" text:is-list-header="false">
<text:bookmark-start text:name="OrgXref.org1d5ad60"/>
<text:bookmark text:name="org1d5ad60"/><text:span text:style-name="OrgDone">DONE</text:span> Perform inserts on the <text:span text:style-name="OrgCode">misc</text:span> table.
<text:bookmark-end text:name="OrgXref.org1d5ad60"/></text:h>
      <text:p text:style-name="OrgSrcBlock">mutation<text:s/>{</text:p>
      <text:p text:style-name="OrgSrcBlock"><text:s/><text:s/>insert_misc(<text:span text:style-name="OrgSrcFontLockVariableNameFace">objects</text:span>:<text:s/>[</text:p>
      <text:p text:style-name="OrgSrcBlock"><text:s/><text:s/><text:s/><text:s/><text:s/><text:s/>{</text:p>
      <text:p text:style-name="OrgSrcBlock"><text:tab/><text:span text:style-name="OrgSrcFontLockVariableNameFace">bigint_field</text:span>:<text:s/><text:span text:style-name="OrgSrcFontLockTypeFace">1</text:span></text:p>
      <text:p text:style-name="OrgSrcBlock"><text:tab/>bigserial_field:<text:s/><text:span text:style-name="OrgSrcFontLockTypeFace">1</text:span></text:p>
      <text:p text:style-name="OrgSrcBlock"><text:tab/>boolean_field:<text:s/><text:span text:style-name="OrgSrcFontLockConstantFace">true</text:span></text:p>
      <text:p text:style-name="OrgSrcBlock"><text:tab/>box_field:<text:s/><text:span text:style-name="OrgSrcFontLockStringFace">"((0,0),(1,1))"</text:span></text:p>
      <text:p text:style-name="OrgSrcBlock"><text:tab/>bytea_field:<text:s/><text:span text:style-name="OrgSrcFontLockStringFace">"\\xDEADBEEF"</text:span></text:p>
      <text:p text:style-name="OrgSrcBlock"><text:tab/>character_field:<text:s/><text:span text:style-name="OrgSrcFontLockStringFace">"foo"</text:span></text:p>
      <text:p text:style-name="OrgSrcBlock"><text:tab/>character_varying_field:<text:s/><text:span text:style-name="OrgSrcFontLockStringFace">"bar"</text:span></text:p>
      <text:p text:style-name="OrgSrcBlock"><text:tab/>cidr_field:<text:s/><text:span text:style-name="OrgSrcFontLockStringFace">"192.168.100.128/25"</text:span></text:p>
      <text:p text:style-name="OrgSrcBlock"><text:tab/>circle_field:<text:s/><text:span text:style-name="OrgSrcFontLockStringFace">"0,0,1"</text:span></text:p>
      <text:p text:style-name="OrgSrcBlock"><text:tab/>date_field:<text:s/><text:span text:style-name="OrgSrcFontLockStringFace">"2022-01-01"</text:span></text:p>
      <text:p text:style-name="OrgSrcBlock"><text:tab/>double_precision_field:<text:s/><text:span text:style-name="OrgSrcFontLockTypeFace">9673143120</text:span>,</text:p>
      <text:p text:style-name="OrgSrcBlock"><text:tab/>inet_field:<text:s/><text:span text:style-name="OrgSrcFontLockStringFace">"192.168.0.1/24"</text:span></text:p>
      <text:p text:style-name="OrgSrcBlock"><text:tab/>integer_field:<text:s/><text:span text:style-name="OrgSrcFontLockTypeFace">1</text:span></text:p>
      <text:p text:style-name="OrgSrcBlock"><text:tab/>interval_field:<text:s/><text:span text:style-name="OrgSrcFontLockStringFace">"'1<text:s/>month<text:s/>ago'"</text:span></text:p>
      <text:p text:style-name="OrgSrcBlock"><text:tab/>json_field:<text:s/>{}</text:p>
      <text:p text:style-name="OrgSrcBlock"><text:tab/>jsonb_field:<text:s/>{}</text:p>
      <text:p text:style-name="OrgSrcBlock"><text:tab/>line_field:<text:s/><text:span text:style-name="OrgSrcFontLockStringFace">"0,0,1,1"</text:span></text:p>
      <text:p text:style-name="OrgSrcBlock"><text:tab/>lseg_field:<text:s/><text:span text:style-name="OrgSrcFontLockStringFace">"0,0,1,1"</text:span></text:p>
      <text:p text:style-name="OrgSrcBlock"><text:tab/>macaddr_field:<text:s/><text:span text:style-name="OrgSrcFontLockStringFace">"08:00:2b:01:02:03"</text:span></text:p>
      <text:p text:style-name="OrgSrcBlock"><text:tab/>macaddr8_field:<text:s/><text:span text:style-name="OrgSrcFontLockStringFace">"08:00:2b:01:02:03:04:05"</text:span></text:p>
      <text:p text:style-name="OrgSrcBlock"><text:tab/>money_field:<text:s/><text:span text:style-name="OrgSrcFontLockTypeFace">52093</text:span>.89</text:p>
      <text:p text:style-name="OrgSrcBlock"><text:tab/>numeric_field:<text:s/><text:span text:style-name="OrgSrcFontLockTypeFace">10</text:span></text:p>
      <text:p text:style-name="OrgSrcBlock"><text:tab/>path_field:<text:s/><text:span text:style-name="OrgSrcFontLockStringFace">"0,0,1,1,2,2,3,3,3,0,2,0,0,0"</text:span></text:p>
      <text:p text:style-name="OrgSrcBlock"><text:tab/>pg_lsn_field:<text:s/><text:span text:style-name="OrgSrcFontLockStringFace">"FFFFFFFF/FFFFFFFF"</text:span></text:p>
      <text:p text:style-name="OrgSrcBlock"><text:tab/>point_field:<text:s/><text:span text:style-name="OrgSrcFontLockStringFace">"0,0"</text:span></text:p>
      <text:p text:style-name="OrgSrcBlock"><text:tab/>polygon_field:<text:s/><text:span text:style-name="OrgSrcFontLockStringFace">"0,0,1,0,1,1,0,1"</text:span></text:p>
      <text:p text:style-name="OrgSrcBlock"><text:tab/>real_field:<text:s/><text:span text:style-name="OrgSrcFontLockTypeFace">3</text:span>.14159</text:p>
      <text:p text:style-name="OrgSrcBlock"><text:tab/>serial_field:<text:s/><text:span text:style-name="OrgSrcFontLockTypeFace">1</text:span></text:p>
      <text:p text:style-name="OrgSrcBlock"><text:tab/>smallint_field:<text:s/><text:span text:style-name="OrgSrcFontLockTypeFace">1</text:span></text:p>
      <text:p text:style-name="OrgSrcBlock"><text:tab/>smallserial_field:<text:s/><text:span text:style-name="OrgSrcFontLockTypeFace">1</text:span></text:p>
      <text:p text:style-name="OrgSrcBlock"><text:tab/>text_field:<text:s/><text:span text:style-name="OrgSrcFontLockStringFace">"abc"</text:span></text:p>
      <text:p text:style-name="OrgSrcBlock"><text:tab/>time_with_time_zone_field:<text:s/><text:span text:style-name="OrgSrcFontLockStringFace">"04:05:06<text:s/>PST"</text:span></text:p>
      <text:p text:style-name="OrgSrcBlock"><text:tab/>time_without_time_zone_field:<text:s/><text:span text:style-name="OrgSrcFontLockStringFace">"04:05:06"</text:span></text:p>
      <text:p text:style-name="OrgSrcBlock"><text:tab/>timestamp_with_time_zone_field:<text:s/><text:span text:style-name="OrgSrcFontLockStringFace">"2022-01-01<text:s/>04:05:06<text:s/>PST"</text:span></text:p>
      <text:p text:style-name="OrgSrcBlock"><text:tab/>timestamp_without_time_zone_field:<text:s/><text:span text:style-name="OrgSrcFontLockStringFace">"2022-01-01<text:s/>04:05:06"</text:span></text:p>
      <text:p text:style-name="OrgSrcBlock"><text:tab/>txid_snapshot_field:<text:s/><text:span text:style-name="OrgSrcFontLockStringFace">"566:566:"</text:span></text:p>
      <text:p text:style-name="OrgSrcBlock"><text:tab/>uuid_field:<text:s/><text:span text:style-name="OrgSrcFontLockStringFace">"61a41be6-4eb4-45a5-bfb5-b68c20e9ccde"</text:span></text:p>
      <text:p text:style-name="OrgSrcBlock"><text:tab/>xml_field:<text:s/><text:span text:style-name="OrgSrcFontLockStringFace">"&lt;?xml<text:s/>version=\"1.0\"?&gt;&lt;book&gt;&lt;title&gt;Manual&lt;/title&gt;&lt;chapter&gt;...&lt;/chapter&gt;&lt;/book&gt;"</text:span></text:p>
      <text:p text:style-name="OrgSrcBlock"><text:s/><text:s/><text:s/><text:s/><text:s/><text:s/>}</text:p>
      <text:p text:style-name="OrgSrcBlock"><text:s/><text:s/><text:s/><text:s/>])<text:s/>{</text:p>
      <text:p text:style-name="OrgSrcBlock"><text:s/><text:s/><text:s/><text:s/>returning<text:s/>{</text:p>
      <text:p text:style-name="OrgSrcBlock"><text:s/><text:s/><text:s/><text:s/><text:s/><text:s/>bigint_field</text:p>
      <text:p text:style-name="OrgSrcBlock"><text:s/><text:s/><text:s/><text:s/><text:s/><text:s/>bigserial_field</text:p>
      <text:p text:style-name="OrgSrcBlock"><text:s/><text:s/><text:s/><text:s/><text:s/><text:s/>boolean_field</text:p>
      <text:p text:style-name="OrgSrcBlock"><text:s/><text:s/><text:s/><text:s/><text:s/><text:s/>box_field</text:p>
      <text:p text:style-name="OrgSrcBlock"><text:s/><text:s/><text:s/><text:s/><text:s/><text:s/>bytea_field</text:p>
      <text:p text:style-name="OrgSrcBlock"><text:s/><text:s/><text:s/><text:s/><text:s/><text:s/>character_field</text:p>
      <text:p text:style-name="OrgSrcBlock"><text:s/><text:s/><text:s/><text:s/><text:s/><text:s/>character_varying_field</text:p>
      <text:p text:style-name="OrgSrcBlock"><text:s/><text:s/><text:s/><text:s/><text:s/><text:s/>cidr_field</text:p>
      <text:p text:style-name="OrgSrcBlock"><text:s/><text:s/><text:s/><text:s/><text:s/><text:s/>circle_field</text:p>
      <text:p text:style-name="OrgSrcBlock"><text:s/><text:s/><text:s/><text:s/><text:s/><text:s/>date_field</text:p>
      <text:p text:style-name="OrgSrcBlock"><text:s/><text:s/><text:s/><text:s/><text:s/><text:s/>double_precision_field</text:p>
      <text:p text:style-name="OrgSrcBlock"><text:s/><text:s/><text:s/><text:s/><text:s/><text:s/>inet_field</text:p>
      <text:p text:style-name="OrgSrcBlock"><text:s/><text:s/><text:s/><text:s/><text:s/><text:s/>integer_field</text:p>
      <text:p text:style-name="OrgSrcBlock"><text:s/><text:s/><text:s/><text:s/><text:s/><text:s/>interval_field</text:p>
      <text:p text:style-name="OrgSrcBlock"><text:s/><text:s/><text:s/><text:s/><text:s/><text:s/>json_field</text:p>
      <text:p text:style-name="OrgSrcBlock"><text:s/><text:s/><text:s/><text:s/><text:s/><text:s/>jsonb_field</text:p>
      <text:p text:style-name="OrgSrcBlock"><text:s/><text:s/><text:s/><text:s/><text:s/><text:s/>line_field</text:p>
      <text:p text:style-name="OrgSrcBlock"><text:s/><text:s/><text:s/><text:s/><text:s/><text:s/>lseg_field</text:p>
      <text:p text:style-name="OrgSrcBlock"><text:s/><text:s/><text:s/><text:s/><text:s/><text:s/>macaddr_field</text:p>
      <text:p text:style-name="OrgSrcBlock"><text:s/><text:s/><text:s/><text:s/><text:s/><text:s/>macaddr8_field</text:p>
      <text:p text:style-name="OrgSrcBlock"><text:s/><text:s/><text:s/><text:s/><text:s/><text:s/>money_field</text:p>
      <text:p text:style-name="OrgSrcBlock"><text:s/><text:s/><text:s/><text:s/><text:s/><text:s/>numeric_field</text:p>
      <text:p text:style-name="OrgSrcBlock"><text:s/><text:s/><text:s/><text:s/><text:s/><text:s/>path_field</text:p>
      <text:p text:style-name="OrgSrcBlock"><text:s/><text:s/><text:s/><text:s/><text:s/><text:s/>pg_lsn_field</text:p>
      <text:p text:style-name="OrgSrcBlock"><text:s/><text:s/><text:s/><text:s/><text:s/><text:s/>point_field</text:p>
      <text:p text:style-name="OrgSrcBlock"><text:s/><text:s/><text:s/><text:s/><text:s/><text:s/>polygon_field</text:p>
      <text:p text:style-name="OrgSrcBlock"><text:s/><text:s/><text:s/><text:s/><text:s/><text:s/>real_field</text:p>
      <text:p text:style-name="OrgSrcBlock"><text:s/><text:s/><text:s/><text:s/><text:s/><text:s/>serial_field</text:p>
      <text:p text:style-name="OrgSrcBlock"><text:s/><text:s/><text:s/><text:s/><text:s/><text:s/>smallint_field</text:p>
      <text:p text:style-name="OrgSrcBlock"><text:s/><text:s/><text:s/><text:s/><text:s/><text:s/>smallserial_field</text:p>
      <text:p text:style-name="OrgSrcBlock"><text:s/><text:s/><text:s/><text:s/><text:s/><text:s/>text_field</text:p>
      <text:p text:style-name="OrgSrcBlock"><text:s/><text:s/><text:s/><text:s/><text:s/><text:s/>time_with_time_zone_field</text:p>
      <text:p text:style-name="OrgSrcBlock"><text:s/><text:s/><text:s/><text:s/><text:s/><text:s/>time_without_time_zone_field</text:p>
      <text:p text:style-name="OrgSrcBlock"><text:s/><text:s/><text:s/><text:s/><text:s/><text:s/>timestamp_with_time_zone_field</text:p>
      <text:p text:style-name="OrgSrcBlock"><text:s/><text:s/><text:s/><text:s/><text:s/><text:s/>timestamp_without_time_zone_field</text:p>
      <text:p text:style-name="OrgSrcBlock"><text:s/><text:s/><text:s/><text:s/><text:s/><text:s/>txid_snapshot_field</text:p>
      <text:p text:style-name="OrgSrcBlock"><text:s/><text:s/><text:s/><text:s/><text:s/><text:s/>uuid_field</text:p>
      <text:p text:style-name="OrgSrcBlock"><text:s/><text:s/><text:s/><text:s/><text:s/><text:s/>xml_field</text:p>
      <text:p text:style-name="OrgSrcBlock"><text:s/><text:s/><text:s/><text:s/>}</text:p>
      <text:p text:style-name="OrgSrcBlock"><text:s/><text:s/>}</text:p>
      <text:p text:style-name="OrgSrcBlockLastLine">}</text:p>
      <text:h text:style-name="Heading_20_1" text:outline-level="1" text:is-list-header="false">
<text:bookmark-start text:name="OrgXref.org6a0752b"/>
<text:bookmark text:name="org6a0752b"/>Remote Schema
<text:bookmark-end text:name="OrgXref.org6a0752b"/></text:h>
      <text:h text:style-name="Heading_20_2" text:outline-level="2" text:is-list-header="false">
<text:bookmark-start text:name="OrgXref.org611adac"/>
<text:bookmark text:name="org611adac"/>Remote relationships
<text:bookmark-end text:name="OrgXref.org611adac"/></text:h>
      <text:h text:style-name="Heading_20_3" text:outline-level="3" text:is-list-header="false">
<text:bookmark-start text:name="OrgXref.org7c3e471"/>
<text:bookmark text:name="org7c3e471"/><text:span text:style-name="OrgTodo">TODO</text:span> To remote database
<text:bookmark-end text:name="OrgXref.org7c3e471"/></text:h>
      <text:h text:style-name="Heading_20_3" text:outline-level="3" text:is-list-header="false">
<text:bookmark-start text:name="OrgXref.orgb7dddf8"/>
<text:bookmark text:name="orgb7dddf8"/><text:span text:style-name="OrgTodo">TODO</text:span> To Remote Schema<text:tab/><text:span text:style-name="OrgTags">[<text:span text:style-name="OrgTag">DOES_NOT_INVOLVE_DB</text:span>]</text:span>
<text:bookmark-end text:name="OrgXref.orgb7dddf8"/></text:h>
      <text:h text:style-name="Heading_20_2" text:outline-level="2" text:is-list-header="false">
<text:bookmark-start text:name="OrgXref.org2b7fbf8"/>
<text:bookmark text:name="org2b7fbf8"/>Authorization in remote schema
<text:bookmark-end text:name="OrgXref.org2b7fbf8"/></text:h>
      <text:h text:style-name="Heading_20_3" text:outline-level="3" text:is-list-header="false">
<text:bookmark-start text:name="OrgXref.org18f9282"/>
<text:bookmark text:name="org18f9282"/><text:span text:style-name="OrgTodo">TODO</text:span> Forwarding auth context to/from remote schema<text:tab/><text:span text:style-name="OrgTags">[<text:span text:style-name="OrgTag">DOES_NOT_INVOLVE_DB</text:span>]</text:span>
<text:bookmark-end text:name="OrgXref.org18f9282"/></text:h>
      <text:h text:style-name="Heading_20_3" text:outline-level="3" text:is-list-header="false">
<text:bookmark-start text:name="OrgXref.org9b5188e"/>
<text:bookmark text:name="org9b5188e"/><text:span text:style-name="OrgTodo">TODO</text:span> Remote schema permissions<text:tab/><text:span text:style-name="OrgTags">[<text:span text:style-name="OrgTag">DOES_NOT_INVOLVE_DB</text:span>]</text:span>
<text:bookmark-end text:name="OrgXref.org9b5188e"/></text:h>
      <text:h text:style-name="Heading_20_3" text:outline-level="3" text:is-list-header="false">
<text:bookmark-start text:name="OrgXref.org7f162a4"/>
<text:bookmark text:name="org7f162a4"/><text:span text:style-name="OrgTodo">TODO</text:span> Bypassing Hasura's auth for remote schema<text:tab/><text:span text:style-name="OrgTags">[<text:span text:style-name="OrgTag">DOES_NOT_INVOLVE_DB</text:span>]</text:span>
<text:bookmark-end text:name="OrgXref.org7f162a4"/></text:h>
      <text:h text:style-name="Heading_20_1" text:outline-level="1" text:is-list-header="false">
<text:bookmark-start text:name="OrgXref.org2c6ce42"/>
<text:bookmark text:name="org2c6ce42"/>Event Triggers
<text:bookmark-end text:name="OrgXref.org2c6ce42"/></text:h>
      <text:h text:style-name="Heading_20_2" text:outline-level="2" text:is-list-header="false">
<text:bookmark-start text:name="OrgXref.org1812cf0"/>
<text:bookmark text:name="org1812cf0"/>Creating an Event Trigger
<text:bookmark-end text:name="OrgXref.org1812cf0"/></text:h>
      <text:h text:style-name="Heading_20_3" text:outline-level="3" text:is-list-header="false">
<text:bookmark-start text:name="OrgXref.org9fcec55"/>
<text:bookmark text:name="org9fcec55"/><text:span text:style-name="OrgDone">DONE</text:span> Create an insert trigger
<text:bookmark-end text:name="OrgXref.org9fcec55"/></text:h>
      <text:h text:style-name="Heading_20_3" text:outline-level="3" text:is-list-header="false">
<text:bookmark-start text:name="OrgXref.orgf9b624a"/>
<text:bookmark text:name="orgf9b624a"/><text:span text:style-name="OrgDone">DONE</text:span> Create an update trigger
<text:bookmark-end text:name="OrgXref.orgf9b624a"/></text:h>
      <text:list text:style-name="OrgBulletedList" text:continue-numbering="false">
        <text:list-item>
          <text:p text:style-name="Text_20_body"><text:span text:style-name="OrgCode">[ ] </text:span>Perform a mutation to update an order
</text:p>
        </text:list-item>
        <text:list-item>
          <text:p text:style-name="Text_20_body"><text:span text:style-name="OrgCode">[ ] </text:span>Update an order from the Console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order_by_pk(<text:span text:style-name="OrgSrcFontLockVariableNameFace">pk_columns</text:span>:<text:s/>{<text:span text:style-name="OrgSrcFontLockVariableNameFace">id</text:span>:<text:s/><text:span text:style-name="OrgSrcFontLockStringFace">"1564344e-e528-43de-b88e-dab9c3efa44e"</text:span>},<text:s/>_set:<text:s/>{state:<text:s/><text:span text:style-name="OrgSrcFontLockStringFace">"fulfilled"</text:span>})<text:s/>{</text:p>
      <text:p text:style-name="OrgSrcBlock"><text:s/><text:s/><text:s/><text:s/>id</text:p>
      <text:p text:style-name="OrgSrcBlock"><text:s/><text:s/><text:s/><text:s/>state</text:p>
      <text:p text:style-name="OrgSrcBlock"><text:s/><text:s/>}</text:p>
      <text:p text:style-name="OrgSrcBlockLastLine">}</text:p>
      <text:list text:style-name="OrgBulletedList" text:continue-numbering="false">
        <text:list-item>
          <text:p text:style-name="Text_20_body"><text:span text:style-name="OrgCode">[ ] </text:span>Check the events logs
</text:p>
        </text:list-item>
      </text:list>
      <text:h text:style-name="Heading_20_1" text:outline-level="1" text:is-list-header="false">
<text:bookmark-start text:name="OrgXref.orgba9c726"/>
<text:bookmark text:name="orgba9c726"/>Scheduled Triggers
<text:bookmark-end text:name="OrgXref.orgba9c726"/></text:h>
      <text:h text:style-name="Heading_20_2" text:outline-level="2" text:is-list-header="false">
<text:bookmark-start text:name="OrgXref.org13457fc"/>
<text:bookmark text:name="org13457fc"/>Creating a chron trigger
<text:bookmark-end text:name="OrgXref.org13457fc"/></text:h>
      <text:h text:style-name="Heading_20_3" text:outline-level="3" text:is-list-header="false">
<text:bookmark-start text:name="OrgXref.org9735591"/>
<text:bookmark text:name="org9735591"/><text:span text:style-name="OrgTodo">TODO</text:span> Create a chron trigger
<text:bookmark-end text:name="OrgXref.org9735591"/></text:h>
      <text:list text:style-name="OrgBulletedList" text:continue-numbering="false">
        <text:list-item>
          <text:p text:style-name="Text_20_body"><text:span text:style-name="OrgCode">[ ] </text:span>Allow time to pass
</text:p>
        </text:list-item>
        <text:list-item>
          <text:p text:style-name="Text_20_body"><text:span text:style-name="OrgCode">[ ] </text:span>Check the events logs
</text:p>
        </text:list-item>
      </text:list>
      <text:h text:style-name="Heading_20_2" text:outline-level="2" text:is-list-header="false">
<text:bookmark-start text:name="OrgXref.orgba6b2c8"/>
<text:bookmark text:name="orgba6b2c8"/>Creating a one-off scheduled event
<text:bookmark-end text:name="OrgXref.orgba6b2c8"/></text:h>
      <text:h text:style-name="Heading_20_3" text:outline-level="3" text:is-list-header="false">
<text:bookmark-start text:name="OrgXref.orgf85a87e"/>
<text:bookmark text:name="orgf85a87e"/><text:span text:style-name="OrgTodo">TODO</text:span> Create a one-off scheduled event
<text:bookmark-end text:name="OrgXref.orgf85a87e"/></text:h>
      <text:h text:style-name="Heading_20_2" text:outline-level="2" text:is-list-header="false">
<text:bookmark-start text:name="OrgXref.org3fdc91d"/>
<text:bookmark text:name="org3fdc91d"/>Cleaning up scheduled triggers data
<text:bookmark-end text:name="OrgXref.org3fdc91d"/></text:h>
      <text:h text:style-name="Heading_20_3" text:outline-level="3" text:is-list-header="false">
<text:bookmark-start text:name="OrgXref.org68a39c6"/>
<text:bookmark text:name="org68a39c6"/><text:span text:style-name="OrgTodo">TODO</text:span> Clear Everything
<text:bookmark-end text:name="OrgXref.org68a39c6"/></text:h>
      <text:list text:style-name="OrgBulletedList" text:continue-numbering="false">
        <text:list-item>
          <text:p text:style-name="Text_20_body"><text:span text:style-name="OrgCode">[ ] </text:span>Cron triggers
</text:p>
          <text:p text:style-name="OrgSrcBlockLastLine"><text:span text:style-name="OrgSrcFontLockBuiltinFace">DELETE</text:span><text:s/><text:span text:style-name="OrgSrcFontLockKeywordFace">FROM</text:span><text:s/>hdb_catalog.hdb_cron_events;</text:p>
        </text:list-item>
        <text:list-item>
          <text:p text:style-name="Text_20_body"><text:span text:style-name="OrgCode">[ ] </text:span>Scheduled events
</text:p>
          <text:p text:style-name="OrgSrcBlockLastLine"><text:span text:style-name="OrgSrcFontLockBuiltinFace">DELETE</text:span><text:s/><text:span text:style-name="OrgSrcFontLockKeywordFace">FROM</text:span><text:s/>hdb_catalog.hdb_scheduled_events;</text:p>
        </text:list-item>
      </text:list>
      <text:h text:style-name="Heading_20_1" text:outline-level="1" text:is-list-header="false">
<text:bookmark-start text:name="OrgXref.org03d28af"/>
<text:bookmark text:name="org03d28af"/>Test Matrix
<text:bookmark-end text:name="OrgXref.org03d28a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Test</text:p>
              </table:table-cell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Left">Comment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mote Relationships</text:p>
              </table:table-cell>
              <table:table-cell table:style-name="OrgTblCellT">
                <text:p text:style-name="OrgTableContentsLeft">NO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Remote Schema connect to GraphQL servers</text:p>
              </table:table-cell>
            </table:table-row>
            <table:table-row>
              <table:table-cell table:style-name="OrgTblCell">
                <text:p text:style-name="OrgTableContentsLeft">Add Databa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dd tables and relationships in Consol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rform CRUD operation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t up and use 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nually add relationships to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ery across view/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table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computed field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defaults for field valu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native enum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table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ustomize field-name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Data validation with a database constraint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using the Relay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Simple object queri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sted object queries (involves JOIN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ggregation queries (coun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We didn't test min, max, avg, etc.</text:p>
              </table:table-cell>
            </table:table-row>
            <table:table-row>
              <table:table-cell table:style-name="OrgTblCell">
                <text:p text:style-name="OrgTableContentsLeft">Filter queries (involves WHERE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rt queries (involves ORDER BY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tinct queries (involves DISTINC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mit queries (involves LIMI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ing multiple argument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queries in a request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variables / aliases / fragments / directive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INSERT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PDATE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LETE (see "Perform CRUD operations in API" abov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ON CONFLICT (an "upsert"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Multiple mutations in a reques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Subscriptions (Live Queries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all Postgres/Hasura types (mutation, query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Databas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Creating event trigger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chron trigger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one-off scheduled even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leaning up scheduled trigger data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I/CD: hasura metadata (apply, clear, reload, statu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I/CD: hasura migrate (apply, apply –down all, delete)</text:p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SUCCES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5db0b81"/>
<text:bookmark text:name="org5db0b81"/>NOTES
<text:bookmark-end text:name="OrgXref.org5db0b81"/></text:h>
      <text:list text:style-name="OrgDescriptionList" text:continue-numbering="false">
        <text:list-item>
          <text:p text:style-name="Text_20_body_20_bold">Test</text:p>
          <text:list text:style-name="OrgDescriptionList" text:continue-numbering="true">
            <text:list-item>
              <text:p text:style-name="Text_20_body">do we test this (YES, NO, TBD)
</text:p>
            </text:list-item>
          </text:list>
        </text:list-item>
        <text:list-item>
          <text:p text:style-name="Text_20_body_20_bold">YES</text:p>
          <text:list text:style-name="OrgDescriptionList" text:continue-numbering="true">
            <text:list-item>
              <text:p text:style-name="Text_20_body">we should test this (and have)
</text:p>
            </text:list-item>
          </text:list>
        </text:list-item>
        <text:list-item>
          <text:p text:style-name="Text_20_body_20_bold">NO</text:p>
          <text:list text:style-name="OrgDescriptionList" text:continue-numbering="true">
            <text:list-item>
              <text:p text:style-name="Text_20_body">we may not need to test this
</text:p>
            </text:list-item>
          </text:list>
        </text:list-item>
        <text:list-item>
          <text:p text:style-name="Text_20_body_20_bold">TBD</text:p>
          <text:list text:style-name="OrgDescriptionList" text:continue-numbering="true">
            <text:list-item>
              <text:p text:style-name="Text_20_body">we should test this (but have not yet, possibly because we
  cannot)
</text:p>
            </text:list-item>
          </text:list>
        </text:list-item>
        <text:list-item>
          <text:p text:style-name="Text_20_body_20_bold">SUCCESS</text:p>
          <text:list text:style-name="OrgDescriptionList" text:continue-numbering="true">
            <text:list-item>
              <text:p text:style-name="Text_20_body">we tested it and it passed
</text:p>
            </text:list-item>
          </text:list>
        </text:list-item>
        <text:list-item>
          <text:p text:style-name="Text_20_body_20_bold">FAIL</text:p>
          <text:list text:style-name="OrgDescriptionList" text:continue-numbering="true">
            <text:list-item>
              <text:p text:style-name="Text_20_body">we tested it and it did not pass
</text:p>
            </text:list-item>
          </text:list>
        </text:list-item>
        <text:list-item>
          <text:p text:style-name="Text_20_body_20_bold">"We forgot to test this!"</text:p>
          <text:list text:style-name="OrgDescriptionList" text:continue-numbering="true">
            <text:list-item>
              <text:p text:style-name="Text_20_body">either we forgot, or we suspect we may
  not need to (e.g. "Remote Database")
</text:p>
            </text:list-item>
          </text:list>
        </text:list-item>
        <text:list-item>
          <text:p text:style-name="Text_20_body_20_bold">"Doesn't actually involve the DB"</text:p>
          <text:list text:style-name="OrgDescriptionList" text:continue-numbering="true">
            <text:list-item>
              <text:p text:style-name="Text_20_body">a Hasura function which we
  believe shouldn't work differently on BDR, since the function
  doesn't actually interact with the database.
</text:p>
            </text:list-item>
          </text:list>
        </text:list-item>
        <text:list-item>
          <text:p text:style-name="Text_20_body_20_bold">"Needs a Hasura fix"</text:p>
          <text:list text:style-name="OrgDescriptionList" text:continue-numbering="true">
            <text:list-item>
              <text:p text:style-name="Text_20_body">either we have a FAIL test or a TBD test,
  because of an identified gap in Hasura that needs to be fixed.
</text:p>
            </text:list-item>
          </text:list>
        </text:list-item>
      </text:list>
      <text:h text:style-name="Heading_20_2" text:outline-level="2" text:is-list-header="false">
<text:bookmark-start text:name="OrgXref.org9d2d2e6"/>
<text:bookmark text:name="org9d2d2e6"/>Additional Notes
<text:bookmark-end text:name="OrgXref.org9d2d2e6"/></text:h>
      <text:list text:style-name="OrgNumberedList" text:continue-numbering="false">
        <text:list-item>
          <text:p text:style-name="Text_20_body">Event Trigger creation fails with the following error:
</text:p>
        </text:list-item>
      </text:list>
      <text:p text:style-name="OrgFixedWidthBlock">{</text:p>
      <text:p text:style-name="OrgFixedWidthBlock"> <text:s text:c="3"/>"internal": {</text:p>
      <text:p text:style-name="OrgFixedWidthBlock"><text:tab/>"statement": "\n <text:s text:c="1"/>INSERT INTO hdb_catalog.hdb_source_catalog_version(version, upgraded_on)\n <text:s text:c="3"/>VALUES ($1, NOW())\n <text:s text:c="2"/>ON CONFLICT ((version IS NOT NULL))\n <text:s text:c="2"/>DO UPDATE SET version = $1, upgraded_on = NOW()\n <text:s text:c="1"/>",</text:p>
      <text:p text:style-name="OrgFixedWidthBlock"><text:tab/>"prepared": false,</text:p>
      <text:p text:style-name="OrgFixedWidthBlock"><text:tab/>"error": {</text:p>
      <text:p text:style-name="OrgFixedWidthBlock"><text:tab/> <text:s text:c="3"/>"exec_status": "FatalError",</text:p>
      <text:p text:style-name="OrgFixedWidthBlock"><text:tab/> <text:s text:c="3"/>"hint": "To enable updating the table, set REPLICA IDENTITY using ALTER TABLE.",</text:p>
      <text:p text:style-name="OrgFixedWidthBlock"><text:tab/> <text:s text:c="3"/>"message": "cannot run INSERT ON CONFLICT DO UPDATE on table \"hdb_source_catalog_version\" because it does not have a replica identity and is part of replication set which publishes updates",</text:p>
      <text:p text:style-name="OrgFixedWidthBlock"><text:tab/> <text:s text:c="3"/>"status_code": "55000",</text:p>
      <text:p text:style-name="OrgFixedWidthBlock"><text:tab/> <text:s text:c="3"/>"description": null</text:p>
      <text:p text:style-name="OrgFixedWidthBlock"><text:tab/>},</text:p>
      <text:p text:style-name="OrgFixedWidthBlock"><text:tab/>"arguments": [</text:p>
      <text:p text:style-name="OrgFixedWidthBlock"><text:tab/> <text:s text:c="3"/>"(Oid 25,Just (\"2\",Binary))"</text:p>
      <text:p text:style-name="OrgFixedWidthBlock"><text:tab/>]</text:p>
      <text:p text:style-name="OrgFixedWidthBlock"> <text:s text:c="3"/>},</text:p>
      <text:p text:style-name="OrgFixedWidthBlock"> <text:s text:c="3"/>"path": "$.args[0].args",</text:p>
      <text:p text:style-name="OrgFixedWidthBlock"> <text:s text:c="3"/>"error": "database query error",</text:p>
      <text:p text:style-name="OrgFixedWidthBlock"> <text:s text:c="3"/>"code": "unexpected"</text:p>
      <text:p text:style-name="OrgFixedWidthBlockLastLine">}</text:p>
      <text:list text:style-name="OrgNumberedList" text:continue-numbering="false">
        <text:list-item>
          <text:p text:style-name="Text_20_body">Cannot alter table with volatile function.  This error is the result of trying to add a UUID column to an existing table:
</text:p>
        </text:list-item>
      </text:list>
      <text:p text:style-name="OrgFixedWidthBlock">{</text:p>
      <text:p text:style-name="OrgFixedWidthBlock"> <text:s text:c="3"/>"internal": {</text:p>
      <text:p text:style-name="OrgFixedWidthBlock"><text:tab/>"statement": "CREATE EXTENSION IF NOT EXISTS pgcrypto;\nalter table \"public\"."\misc\" add colum \"id\" uuid\n not null unique default gen_random_uuid():\n",</text:p>
      <text:p text:style-name="OrgFixedWidthBlock"><text:tab/>"prepared": false,</text:p>
      <text:p text:style-name="OrgFixedWidthBlock"><text:tab/>"error": {</text:p>
      <text:p text:style-name="OrgFixedWidthBlock"><text:tab/> <text:s text:c="3"/>"exec_status": "FatalError",</text:p>
      <text:p text:style-name="OrgFixedWidthBlock"><text:tab/> <text:s text:c="3"/>"hint": "null.",</text:p>
      <text:p text:style-name="OrgFixedWidthBlock"><text:tab/> <text:s text:c="3"/>"message": "ALTER TABLE ... ADD COLUMN ... (mutable) DEFAULT may not affect replicated tables on a BDR node",</text:p>
      <text:p text:style-name="OrgFixedWidthBlock"><text:tab/> <text:s text:c="3"/>"status_code": "0A000",</text:p>
      <text:p text:style-name="OrgFixedWidthBlock"><text:tab/> <text:s text:c="3"/>"description": null</text:p>
      <text:p text:style-name="OrgFixedWidthBlock"><text:tab/>},</text:p>
      <text:p text:style-name="OrgFixedWidthBlock"><text:tab/>"arguments": []</text:p>
      <text:p text:style-name="OrgFixedWidthBlock"> <text:s text:c="3"/>},</text:p>
      <text:p text:style-name="OrgFixedWidthBlock"> <text:s text:c="3"/>"path": "$",</text:p>
      <text:p text:style-name="OrgFixedWidthBlock"> <text:s text:c="3"/>"error": "query execution failed",</text:p>
      <text:p text:style-name="OrgFixedWidthBlock"> <text:s text:c="3"/>"code": "postgres-error"</text:p>
      <text:p text:style-name="OrgFixedWidthBlockLastLine">}</text:p>
      <text:p text:style-name="Text_20_body">Workaround is detailed in <text:a xlink:type="simple" xlink:href="https://www.enterprisedb.com/docs/pgd/latest/bdr/ddl/#adding-a-column">https://www.enterprisedb.com/docs/pgd/latest/bdr/ddl/#adding-a-column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23d7d7"/>
    </style:style>
    <style:style style:name="OrgSrcFontLockConstantFace" style:family="text">
      <style:text-properties fo:color="#008b8b"/>
    </style:style>
    <style:style style:name="OrgSrcFontLockStringFace" style:family="text">
      <style:text-properties fo:color="#e67128"/>
    </style:style>
    <style:style style:name="OrgSrcFontLockTypeFace" style:family="text">
      <style:text-properties fo:color="#34cae2"/>
    </style:style>
    <style:style style:name="OrgSrcFontLockVariableNameFace" style:family="text">
      <style:text-properties fo:color="#dbdb95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FunctionNameFace" style:family="text">
      <style:text-properties fo:color="#00ede1"/>
    </style:style>
    <style:style style:name="OrgSrcFontLockKeywordFace" style:family="text">
      <style:text-properties fo:color="#ffad2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2-06-03</dc:date>
    <meta:creation-date>2022-06-03</meta:creation-date>
    <meta:generator>Emacs 29.0.50 (Org mode 9.5.3)</meta:generator>
    <meta:keyword/>
    <dc:subject/>
    <dc:title>EDB Test Plan</dc:title>
  </office:meta>
</office:document-meta>
</file>